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f2f0" officeooo:paragraph-rsid="0008f2f0"/>
    </style:style>
    <style:style style:name="P2" style:family="paragraph" style:parent-style-name="Title">
      <style:text-properties fo:language="en" fo:country="US" officeooo:rsid="0008f2f0" officeooo:paragraph-rsid="0008f2f0"/>
    </style:style>
    <style:style style:name="P3" style:family="paragraph" style:parent-style-name="Text_20_body">
      <style:text-properties fo:language="en" fo:country="US" officeooo:rsid="0008f2f0" officeooo:paragraph-rsid="0008f2f0"/>
    </style:style>
    <style:style style:name="P4" style:family="paragraph" style:parent-style-name="Heading_20_1">
      <style:paragraph-properties fo:text-align="center" style:justify-single-word="false"/>
      <style:text-properties fo:language="en" fo:country="US" officeooo:rsid="0009a115" officeooo:paragraph-rsid="0009a115"/>
    </style:style>
    <style:style style:name="P5" style:family="paragraph" style:parent-style-name="Text_20_body">
      <style:text-properties fo:language="en" fo:country="US" officeooo:rsid="0009a115" officeooo:paragraph-rsid="0009a115"/>
    </style:style>
    <style:style style:name="P6" style:family="paragraph" style:parent-style-name="Heading_20_1">
      <style:paragraph-properties fo:text-align="center" style:justify-single-word="false"/>
      <style:text-properties officeooo:rsid="0009a115" officeooo:paragraph-rsid="0009a115"/>
    </style:style>
    <style:style style:name="P7" style:family="paragraph" style:parent-style-name="Heading_20_2">
      <style:paragraph-properties fo:text-align="center" style:justify-single-word="false"/>
      <style:text-properties officeooo:rsid="0009a115" officeooo:paragraph-rsid="0009a115"/>
    </style:style>
    <style:style style:name="P8" style:family="paragraph" style:parent-style-name="Heading_20_2">
      <style:paragraph-properties fo:text-align="center" style:justify-single-word="false">
        <style:tab-stops>
          <style:tab-stop style:position="12.044cm"/>
        </style:tab-stops>
      </style:paragraph-properties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rsid="0009a115" officeooo:paragraph-rsid="0009a115"/>
    </style:style>
    <style:style style:name="T1" style:family="text">
      <style:text-properties officeooo:rsid="0008f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</text:p>
      <text:p text:style-name="P2">{{TITLE}}</text:p>
      <text:p text:style-name="P3"/>
      <text:p text:style-name="P3">Maybe add option to have additional content</text:p>
      <text:h text:style-name="P4" text:outline-level="1">General Information</text:h>
      <text:p text:style-name="P5"><text:span text:style-name="T1">{{TABLE}}</text:span></text:p>
      <text:p text:style-name="P3"/>
      <text:h text:style-name="P6" text:outline-level="1">Statistics</text:h>
      <text:h text:style-name="P7" text:outline-level="2">Numerical column statistics</text:h>
      <text:p text:style-name="P5">{{num_stats}}</text:p>
      <text:p text:style-name="P5">{{num_plots}}</text:p>
      <text:h text:style-name="P8" text:outline-level="2">Categorical column statistics</text:h>
      <text:p text:style-name="P5">{{cat_stats}}</text:p>
      <text:p text:style-name="P5">{{cat_plots}}</text:p>
      <text:p text:style-name="P5"/>
      <text:h text:style-name="P9" text:outline-level="2">Data quality check</text:h>
      <text:p text:style-name="P10">{{data_quality}}</text:p>
      <text:p text:style-name="P10"/>
      <text:h text:style-name="P9" text:outline-level="2">Correlation</text:h>
      <text:p text:style-name="P10">{{correlation}}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7:33:40.734476900</meta:creation-date>
    <dc:date>2025-04-27T19:39:20.797977500</dc:date>
    <meta:editing-duration>PT1H42M18S</meta:editing-duration>
    <meta:editing-cycles>1</meta:editing-cycles>
    <meta:document-statistic meta:table-count="0" meta:image-count="0" meta:object-count="0" meta:page-count="1" meta:paragraph-count="16" meta:word-count="30" meta:character-count="268" meta:non-whitespace-character-count="254"/>
    <meta:generator>LibreOffice/25.2.2.2$Windows_X86_64 LibreOffice_project/7370d4be9e3cf6031a51beef54ff3bda878e3fac</meta:generator>
  </office:meta>
</office:document-meta>
</file>